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weight="bold" officeooo:rsid="0018cd3e" officeooo:paragraph-rsid="0018cd3e" style:font-weight-asian="bold" style:font-weight-complex="bold"/>
    </style:style>
    <style:style style:name="P2" style:family="paragraph" style:parent-style-name="Standard">
      <style:paragraph-properties fo:text-align="justify" style:justify-single-word="false"/>
      <style:text-properties style:font-name="DejaVu Sans" fo:font-weight="bold" officeooo:rsid="0018cd3e" officeooo:paragraph-rsid="0018cd3e" style:font-weight-asian="bold" style:font-weight-complex="bold"/>
    </style:style>
    <style:style style:name="P3" style:family="paragraph" style:parent-style-name="Standard">
      <style:paragraph-properties fo:text-align="justify" style:justify-single-word="false"/>
      <style:text-properties style:font-name="DejaVu Sans" fo:font-weight="bold" officeooo:rsid="0018cd3e" officeooo:paragraph-rsid="00237e99" style:font-weight-asian="bold" style:font-weight-complex="bold"/>
    </style:style>
    <style:style style:name="P4" style:family="paragraph" style:parent-style-name="Standard">
      <style:paragraph-properties fo:text-align="center" style:justify-single-word="false"/>
      <style:text-properties style:font-name="DejaVu Sans" fo:font-weight="bold" officeooo:rsid="00237e99" officeooo:paragraph-rsid="00237e99" style:font-weight-asian="bold" style:font-weight-complex="bold"/>
    </style:style>
    <style:style style:name="P5" style:family="paragraph" style:parent-style-name="Standard">
      <style:paragraph-properties fo:text-align="justify" style:justify-single-word="false"/>
      <style:text-properties style:font-name="DejaVu Sans" fo:font-weight="bold" officeooo:rsid="00248240" officeooo:paragraph-rsid="00248240" style:font-weight-asian="bold" style:font-weight-complex="bold"/>
    </style:style>
    <style:style style:name="P6" style:family="paragraph" style:parent-style-name="Standard">
      <style:paragraph-properties fo:text-align="justify" style:justify-single-word="false"/>
      <style:text-properties style:font-name="DejaVu Sans" fo:font-weight="bold" officeooo:rsid="0024c4cc" officeooo:paragraph-rsid="0024c4cc" style:font-weight-asian="bold" style:font-weight-complex="bold"/>
    </style:style>
    <style:style style:name="P7" style:family="paragraph" style:parent-style-name="Standard">
      <style:paragraph-properties fo:text-align="center" style:justify-single-word="false"/>
      <style:text-properties style:font-name="DejaVu Sans" fo:font-weight="normal" officeooo:rsid="0018cd3e" officeooo:paragraph-rsid="0018cd3e" style:font-weight-asian="normal" style:font-weight-complex="normal"/>
    </style:style>
    <style:style style:name="P8" style:family="paragraph" style:parent-style-name="Standard">
      <style:paragraph-properties fo:text-align="justify" style:justify-single-word="false"/>
      <style:text-properties style:font-name="DejaVu Sans" fo:font-weight="normal" officeooo:rsid="0018cd3e" officeooo:paragraph-rsid="0018cd3e" style:font-weight-asian="normal" style:font-weight-complex="normal"/>
    </style:style>
    <style:style style:name="P9" style:family="paragraph" style:parent-style-name="Standard">
      <style:paragraph-properties fo:text-align="justify" style:justify-single-word="false"/>
      <style:text-properties style:font-name="DejaVu Sans" fo:font-weight="normal" officeooo:rsid="001a1c77" officeooo:paragraph-rsid="0018cd3e" style:font-weight-asian="normal" style:font-weight-complex="normal"/>
    </style:style>
    <style:style style:name="P10" style:family="paragraph" style:parent-style-name="Standard">
      <style:paragraph-properties fo:text-align="justify" style:justify-single-word="false"/>
      <style:text-properties style:font-name="DejaVu Sans" fo:font-weight="normal" officeooo:rsid="001bffc6" officeooo:paragraph-rsid="0018cd3e" style:font-weight-asian="normal" style:font-weight-complex="normal"/>
    </style:style>
    <style:style style:name="P11" style:family="paragraph" style:parent-style-name="Standard">
      <style:paragraph-properties fo:text-align="justify" style:justify-single-word="false"/>
      <style:text-properties style:font-name="DejaVu Sans" fo:font-weight="normal" officeooo:rsid="0020ab17" officeooo:paragraph-rsid="0020ab17" style:font-weight-asian="normal" style:font-weight-complex="normal"/>
    </style:style>
    <style:style style:name="P12" style:family="paragraph" style:parent-style-name="Standard">
      <style:paragraph-properties fo:text-align="justify" style:justify-single-word="false"/>
      <style:text-properties style:font-name="DejaVu Sans" fo:font-weight="normal" officeooo:rsid="00237e99" officeooo:paragraph-rsid="00237e99" style:font-weight-asian="normal" style:font-weight-complex="normal"/>
    </style:style>
    <style:style style:name="P13" style:family="paragraph" style:parent-style-name="Standard">
      <style:paragraph-properties fo:text-align="justify" style:justify-single-word="false"/>
      <style:text-properties style:font-name="DejaVu Sans" fo:font-weight="normal" officeooo:rsid="0024c4cc" officeooo:paragraph-rsid="0024c4cc" style:font-weight-asian="normal" style:font-weight-complex="normal"/>
    </style:style>
    <style:style style:name="P14" style:family="paragraph" style:parent-style-name="Standard">
      <style:paragraph-properties fo:text-align="justify" style:justify-single-word="false"/>
      <style:text-properties style:font-name="DejaVu Sans" fo:font-weight="normal" officeooo:rsid="00248240" officeooo:paragraph-rsid="00237e99" style:font-weight-asian="normal" style:font-weight-complex="normal"/>
    </style:style>
    <style:style style:name="P15" style:family="paragraph" style:parent-style-name="Standard">
      <style:paragraph-properties fo:text-align="justify" style:justify-single-word="false"/>
      <style:text-properties officeooo:paragraph-rsid="0018cd3e"/>
    </style:style>
    <style:style style:name="P16" style:family="paragraph" style:parent-style-name="Standard">
      <style:paragraph-properties fo:text-align="justify" style:justify-single-word="false"/>
      <style:text-properties officeooo:paragraph-rsid="0026c356"/>
    </style:style>
    <style:style style:name="P17" style:family="paragraph" style:parent-style-name="Standard">
      <style:paragraph-properties fo:text-align="center" style:justify-single-word="false" fo:break-before="page"/>
      <style:text-properties style:font-name="DejaVu Sans" fo:font-weight="bold" officeooo:rsid="00237e99" officeooo:paragraph-rsid="00237e99" style:font-weight-asian="bold" style:font-weight-complex="bold"/>
    </style:style>
    <style:style style:name="P18" style:family="paragraph" style:parent-style-name="Standard">
      <style:paragraph-properties fo:text-align="justify" style:justify-single-word="false"/>
      <style:text-properties style:font-name="DejaVu Sans" fo:font-weight="normal" officeooo:rsid="001bffc6" officeooo:paragraph-rsid="0018cd3e" style:font-weight-asian="normal" style:font-weight-complex="normal"/>
    </style:style>
    <style:style style:name="P19" style:family="paragraph" style:parent-style-name="Standard">
      <style:paragraph-properties fo:text-align="justify" style:justify-single-word="false"/>
      <style:text-properties style:font-name="DejaVu Sans" fo:font-weight="normal" officeooo:rsid="0026c356" officeooo:paragraph-rsid="0026c356" style:font-weight-asian="normal" style:font-weight-complex="normal"/>
    </style:style>
    <style:style style:name="P20" style:family="paragraph" style:parent-style-name="Standard" style:list-style-name="L1">
      <style:paragraph-properties fo:text-align="justify" style:justify-single-word="false"/>
      <style:text-properties style:font-name="DejaVu Sans" fo:font-weight="normal" officeooo:rsid="0024c4cc" officeooo:paragraph-rsid="0024c4c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a1c77" style:font-weight-asian="normal" style:font-weight-complex="normal"/>
    </style:style>
    <style:style style:name="T3" style:family="text">
      <style:text-properties fo:font-weight="normal" officeooo:rsid="001bffc6" style:font-weight-asian="normal" style:font-weight-complex="normal"/>
    </style:style>
    <style:style style:name="T4" style:family="text">
      <style:text-properties fo:font-weight="normal" officeooo:rsid="001ddccf" style:font-weight-asian="normal" style:font-weight-complex="normal"/>
    </style:style>
    <style:style style:name="T5" style:family="text">
      <style:text-properties fo:font-weight="normal" officeooo:rsid="00237e99" style:font-weight-asian="normal" style:font-weight-complex="normal"/>
    </style:style>
    <style:style style:name="T6" style:family="text">
      <style:text-properties fo:font-weight="normal" officeooo:rsid="00248240" style:font-weight-asian="normal" style:font-weight-complex="normal"/>
    </style:style>
    <style:style style:name="T7" style:family="text">
      <style:text-properties fo:font-weight="normal" officeooo:rsid="0024c4cc" style:font-weight-asian="normal" style:font-weight-complex="normal"/>
    </style:style>
    <style:style style:name="T8" style:family="text">
      <style:text-properties fo:font-weight="normal" officeooo:rsid="00260138" style:font-weight-asian="normal" style:font-weight-complex="normal"/>
    </style:style>
    <style:style style:name="T9" style:family="text">
      <style:text-properties fo:font-weight="normal" officeooo:rsid="0026c356" style:font-weight-asian="normal" style:font-weight-complex="normal"/>
    </style:style>
    <style:style style:name="T10" style:family="text">
      <style:text-properties style:font-name="DejaVu Sans" fo:font-weight="normal" officeooo:rsid="0018cd3e" style:font-weight-asian="normal" style:font-weight-complex="normal"/>
    </style:style>
    <style:style style:name="T11" style:family="text">
      <style:text-properties style:font-name="DejaVu Sans" fo:font-weight="normal" officeooo:rsid="001c5d6b" style:font-weight-asian="normal" style:font-weight-complex="normal"/>
    </style:style>
    <style:style style:name="T12" style:family="text">
      <style:text-properties style:font-name="DejaVu Sans" fo:font-weight="normal" officeooo:rsid="001ddccf" style:font-weight-asian="normal" style:font-weight-complex="normal"/>
    </style:style>
    <style:style style:name="T13" style:family="text">
      <style:text-properties style:font-name="DejaVu Sans" fo:font-weight="normal" officeooo:rsid="0026c356" style:font-weight-asian="normal" style:font-weight-complex="normal"/>
    </style:style>
    <style:style style:name="T14" style:family="text">
      <style:text-properties style:font-name="DejaVu Sans" fo:font-style="italic" fo:font-weight="normal" officeooo:rsid="0026c356" style:font-style-asian="italic" style:font-weight-asian="normal" style:font-style-complex="italic" style:font-weight-complex="normal"/>
    </style:style>
    <style:style style:name="T15" style:family="text">
      <style:text-properties style:font-name="DejaVu Sans" fo:font-style="normal" fo:font-weight="normal" officeooo:rsid="0026c356" style:font-style-asian="normal" style:font-weight-asian="normal" style:font-style-complex="normal" style:font-weight-complex="normal"/>
    </style:style>
    <style:style style:name="T16" style:family="text">
      <style:text-properties officeooo:rsid="0020ab17"/>
    </style:style>
    <style:style style:name="T17" style:family="text">
      <style:text-properties officeooo:rsid="00237e99"/>
    </style:style>
    <style:style style:name="T18" style:family="text">
      <style:text-properties style:text-underline-style="none" fo:font-weight="normal" officeooo:rsid="00251a8e" style:font-weight-asian="normal" style:font-weight-complex="normal"/>
    </style:style>
    <style:style style:name="T19" style:family="text">
      <style:text-properties officeooo:rsid="00260138"/>
    </style:style>
    <style:style style:name="T20" style:family="text">
      <style:text-properties officeooo:rsid="002740d5"/>
    </style:style>
    <style:style style:name="T21" style:family="text">
      <style:text-properties officeooo:rsid="0027b3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camino más sencillo.</text:p>
      <text:p text:style-name="P7"/>
      <text:p text:style-name="P1">Introducción</text:p>
      <text:p text:style-name="P1"/>
      <text:p text:style-name="P15"><text:span text:style-name="T10"><text:tab/>A estas alturas puedo decir que no estoy en condición alguna de ser un líder exitoso, ni un maestro espiritual, ni nada de eso. Tampoco es necesario ostentar tales galardones para escribir un ensayo </text:span><text:span text:style-name="T11">(o como deseen llamar a est</text:span><text:span text:style-name="T12">e escrito</text:span><text:span text:style-name="T11">).</text:span></text:p>
      <text:p text:style-name="P8"/>
      <text:p text:style-name="P8"><text:tab/>Este no es un libro sobre mis experiencias, esto es el destilado de las mismas y de las cosas que he aprendido en 15 años de carrera musical, 9 años de espiritista/taoista/budista/cristiano y de la década invertida en resolver los conflictos familiares que me tuvieron en Caracas hasta los 27 años de edad.</text:p>
      <text:p text:style-name="P8"/>
      <text:p text:style-name="P2"><text:span text:style-name="T1"><text:tab/>Es un proyecto/</text:span><text:span text:style-name="T2">ensayo</text:span><text:span text:style-name="T1"> sencillo. No se mete con religión alguna, aunque toma prestados algunos elementos y puede que esté condimentado con algunas ideas que a mi parecer son sensatas. </text:span><text:span text:style-name="T2">Agarrará párrafos de mis filósofos o cuentistas favoritos y tendrá referencias a mis experiencias, pero es probable que carezca de relatos detallados. </text:span><text:span text:style-name="T1">Lo único inevitable es la presencia de los conceptos (bastante inefables) que componen las directrices de la flota estelar (</text:span><text:span text:style-name="T2">soy un gran fan de Star Trek) y referencias a capítulos específicos. </text:span><text:span text:style-name="T4">Bruce lee decía “toma lo útil, desecha lo inútil y agrega lo que es únicamente tuyo”, entonces eso h</text:span><text:span text:style-name="T8">ice</text:span><text:span text:style-name="T4">.</text:span></text:p>
      <text:p text:style-name="P9"/>
      <text:p text:style-name="P2"><text:span text:style-name="T2"><text:tab/>Es importante tener en cuenta que lo que propongo es una forma de vivir, bastante sencilla y </text:span><text:span text:style-name="T8">vaciada de tonterías</text:span><text:span text:style-name="T2">. Pero para que un ensayo como este sirva de algo, es necesario ponerlo en práctica y afinarlo. Como el Kung Fu </text:span><text:span text:style-name="T3">o cualquier otra disciplina que se busque cultivar.</text:span></text:p>
      <text:p text:style-name="P10"/>
      <text:p text:style-name="P2"><text:span text:style-name="T3"><text:tab/></text:span><text:span text:style-name="T19">Para aprovechar este texto…</text:span></text:p>
      <text:p text:style-name="P2"/>
      <text:p text:style-name="P2"><text:tab/><text:span text:style-name="T9">Existen tres ilusiones que deben ser reventadas con la voluntad a la hora de tomar este texto:</text:span></text:p>
      <text:p text:style-name="P19"><text:tab/>a) El deber ser.</text:p>
      <text:p text:style-name="P19"><text:tab/>b) El control.</text:p>
      <text:p text:style-name="P19"><text:tab/>c) La reputación.</text:p>
      <text:p text:style-name="P19"/>
      <text:p text:style-name="P16"><text:span text:style-name="T13"><text:tab/>El deber ser no existe como idea general, es una construcción social derivada de elementos históricos, experiencias ajenas y otro montón de elementos externos. Que conste que es importante como se genera y cuales son sus límetes porque dentro de todo somos seres sociales y estaremos sujetos a las leyes del lugar donde existamos. Pero que esto no sea una limitante permanente para el desarrollo de uno mismo, puesto que las viejas creencias del “deber ser” deben ser remplazadas por la construcción de una</text:span><text:span text:style-name="T14"> Rosa de los Vientos</text:span><text:span text:style-name="T15"> personal</text:span><text:span text:style-name="T14"> </text:span><text:span text:style-name="T13">(que sea lícita). Esta última sera la que marque el norte en todo momento.</text:span></text:p>
      <text:p text:style-name="P19"/>
      <text:p text:style-name="P19"><text:tab/>El control no es posible más allá de nuestros actos y nuestras decisiones. Todo lo externo es incontrolable y a partir de este caos es que nos movemos. Suelta el control y deja que todo siga el curso que desee seguir.</text:p>
      <text:p text:style-name="P19"/>
      <text:p text:style-name="P19"><text:soft-page-break/><text:tab/>La reputación no es más que el promedio derivado de las opiniones ajenas, y sin importar cuan buena o mala sea, no es fiable ni es un medidor aceptable de quien es cada quien. Nuestras interacciones varían como variamos nosotros todos los días. Al punto que a veces puede ser mejor romper con la reputación que tratar de vivir en un estándar dictado por otros.</text:p>
      <text:p text:style-name="P19"/>
      <text:p text:style-name="P19"><text:tab/>Todo esto parte de aprender a renunciar. Aprender a decir “es suficiente” y aceptar las ganancias o las pérdidas sin importar como resulte todo, <text:span text:style-name="T20">porque al final se hace lo que se puede lo mejor que se puede y se vive con las consecuencias.</text:span></text:p>
      <text:p text:style-name="P19"/>
      <text:p text:style-name="P19"><text:tab/><text:span text:style-name="T21">Si quieres aprovechar alguna cosa de aquí, es probable que tengas que renunciar a otra en el proceso. Esto es una parte de tomar una decisión.</text:span></text:p>
      <text:p text:style-name="P10"><text:tab/></text:p>
      <text:p text:style-name="P10"><text:tab/><text:span text:style-name="T16">Entonces, a modo de resumen, queda de parte del lector, sea quien sea, sacarle el provecho máximo a mis palabras y espero que dentro de todo lleguen a algún lado, especialmente si alguien las necesita.</text:span></text:p>
      <text:p text:style-name="P10"/>
      <text:p text:style-name="P11"><text:tab/>Miguel Q.</text:p>
      <text:p text:style-name="P17">El camino más sencillo:</text:p>
      <text:p text:style-name="P4"/>
      <text:p text:style-name="P4">Primeros pasos: Honestidad.</text:p>
      <text:p text:style-name="P4"/>
      <text:p text:style-name="P12"><text:tab/>Para cultivar estas andanzas y transitar este camino hace falta una inexorable e indomable capacidad de renunciar y para esto hace falta siempre la convicción de que ser honesto es mejor, y que la honestidad comienza con nosotros mismos.</text:p>
      <text:p text:style-name="P12"/>
      <text:p text:style-name="P3"><text:span text:style-name="T5"><text:tab/>En el capitulo “</text:span><text:span text:style-name="T17">INSERTE AQUÍ CAPITULO TNG DONDE PICARD REGAÑA A WEASLY”</text:span><text:span text:style-name="T5"> se establece que el primer deber de un cadete de la flota estelar es con la verdad: sea esta personal, histórica, religiosa o científica. Tal como lo dice el personaje interpretado por Patrick Stewart “Jean-luc Picard”.</text:span></text:p>
      <text:p text:style-name="P12"/>
      <text:p text:style-name="P3"><text:span text:style-name="T5"><text:tab/></text:span><text:span text:style-name="T7">Ser honesto se entiende como:</text:span></text:p>
      <text:list xml:id="list668825764" text:style-name="L1">
        <text:list-item>
          <text:p text:style-name="P20">Decir la verdad.</text:p>
        </text:list-item>
        <text:list-item>
          <text:p text:style-name="P20">Ser fieles a nosotros mismos.</text:p>
        </text:list-item>
        <text:list-item>
          <text:p text:style-name="P20">Ser fiel a los valores y principios que profesamos.</text:p>
        </text:list-item>
        <text:list-item>
          <text:p text:style-name="P20">Actuar dentro de la ley… etc.</text:p>
        </text:list-item>
      </text:list>
      <text:p text:style-name="P13"/>
      <text:p text:style-name="P6"><text:span text:style-name="T1"><text:tab/></text:span><text:span text:style-name="T18">Este es el motor principal del libro, hace el camino más llevadero, lo nutre con convicción y esperanza; y junto a esto, es la única forma de depurar aquello que estorba.</text:span></text:p>
      <text:p text:style-name="P12"/>
      <text:p text:style-name="P3"><text:span text:style-name="T5"><text:tab/></text:span><text:span text:style-name="T6">No se puede hablar de una verdad objetiva a menos que estemos en una investigación científica y de todos modos es altamente complicado.</text:span></text:p>
      <text:p text:style-name="P14"/>
      <text:p text:style-name="P14"><text:tab/>Sin embargo, las verdades personales las podemos definir nosotros mismos y abarcan una parte importante del “quien soy” que nos ocupa.</text:p>
      <text:p text:style-name="P12"/>
      <text:p text:style-name="P5">Verdad personal: conócete a ti mismo y cambiate si así lo deseas.</text:p>
      <text:p text:style-name="P5"/>
      <text:p text:style-name="P5">Verdad científica</text:p>
      <text:p text:style-name="P5"/>
      <text:p text:style-name="P5">Responsabilidad( siguiente capítul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30T16:56:10.008460084</meta:creation-date>
    <dc:date>2022-08-31T18:04:13.842027735</dc:date>
    <meta:editing-duration>PT53M48S</meta:editing-duration>
    <meta:editing-cycles>17</meta:editing-cycles>
    <meta:generator>LibreOffice/6.4.7.2$Linux_X86_64 LibreOffice_project/40$Build-2</meta:generator>
    <meta:document-statistic meta:table-count="0" meta:image-count="0" meta:object-count="0" meta:page-count="3" meta:paragraph-count="34" meta:word-count="814" meta:character-count="4752" meta:non-whitespace-character-count="3952"/>
  </office:meta>
</office:document-meta>
</file>